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6fce7" officeooo:paragraph-rsid="0006fce7"/>
    </style:style>
    <style:style style:name="P2" style:family="paragraph" style:parent-style-name="Standard">
      <style:text-properties officeooo:rsid="000c4f7b" officeooo:paragraph-rsid="000c4f7b"/>
    </style:style>
    <style:style style:name="P3" style:family="paragraph" style:parent-style-name="Standard">
      <style:text-properties officeooo:rsid="00462c55" officeooo:paragraph-rsid="00462c55"/>
    </style:style>
    <style:style style:name="P4" style:family="paragraph" style:parent-style-name="Standard">
      <style:text-properties officeooo:rsid="005ff9bc" officeooo:paragraph-rsid="005ff9bc"/>
    </style:style>
    <style:style style:name="P5" style:family="paragraph" style:parent-style-name="Standard">
      <style:text-properties officeooo:rsid="00635844" officeooo:paragraph-rsid="00635844"/>
    </style:style>
    <style:style style:name="P6" style:family="paragraph" style:parent-style-name="Standard">
      <style:text-properties officeooo:rsid="00671887" officeooo:paragraph-rsid="00671887"/>
    </style:style>
    <style:style style:name="P7" style:family="paragraph" style:parent-style-name="Standard">
      <style:text-properties officeooo:rsid="0072d5cc" officeooo:paragraph-rsid="0072d5cc"/>
    </style:style>
    <style:style style:name="P8" style:family="paragraph" style:parent-style-name="Standard">
      <style:text-properties officeooo:rsid="0072d5cc" officeooo:paragraph-rsid="008b4d25"/>
    </style:style>
    <style:style style:name="P9" style:family="paragraph" style:parent-style-name="Standard">
      <style:text-properties officeooo:rsid="0099571b" officeooo:paragraph-rsid="0099571b"/>
    </style:style>
    <style:style style:name="P10" style:family="paragraph" style:parent-style-name="Standard">
      <style:text-properties officeooo:rsid="007838ac" officeooo:paragraph-rsid="008b4d25"/>
    </style:style>
    <style:style style:name="T1" style:family="text">
      <style:text-properties officeooo:rsid="000931fd"/>
    </style:style>
    <style:style style:name="T2" style:family="text">
      <style:text-properties officeooo:rsid="0017387d"/>
    </style:style>
    <style:style style:name="T3" style:family="text">
      <style:text-properties officeooo:rsid="00183127"/>
    </style:style>
    <style:style style:name="T4" style:family="text">
      <style:text-properties officeooo:rsid="004640fc"/>
    </style:style>
    <style:style style:name="T5" style:family="text">
      <style:text-properties officeooo:rsid="0060bd52"/>
    </style:style>
    <style:style style:name="T6" style:family="text">
      <style:text-properties officeooo:rsid="00638dd7"/>
    </style:style>
    <style:style style:name="T7" style:family="text">
      <style:text-properties officeooo:rsid="0067e8ee"/>
    </style:style>
    <style:style style:name="T8" style:family="text">
      <style:text-properties officeooo:rsid="009ae0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 Alhassane <text:s text:c="79"/><text:span text:style-name="T1">Université Paris Saclay</text:span></text:p>
      <text:p text:style-name="P1"/>
      <text:p text:style-name="P1"/>
      <text:p text:style-name="P2"><text:span text:style-name="T2">Le but de ce </text:span><text:s/>projet <text:s/><text:span text:style-name="T3">est de construire une base de données biologique interrogeable par tout le monde, <text:s/>et fournit aussi un ensemble d’information relative à une entrée ou terme notamment la séquence , protéine, masse, <text:s/>information associé à d’autres base, nom, maladies . . . <text:s/>.</text:span></text:p>
      <text:p text:style-name="P2"/>
      <text:p text:style-name="P3">Dans la première partie j’ai remplie <text:span text:style-name="T4">les fichier python pour créer la base. Leur interrogation est <text:s/>possible grâce au scripte des fichiers index.php <text:s/>et index2.php. </text:span></text:p>
      <text:p text:style-name="P3"/>
      <text:p text:style-name="P4">Le code index.php fournit <text:span text:style-name="T5">des informations relatives à une entrée d’accession. </text:span><text:s/></text:p>
      <text:p text:style-name="P5">Le code de index2.php <text:span text:style-name="T6">fournit les informations suite à une ensemble d’entrée reconnaît un mot. </text:span></text:p>
      <text:p text:style-name="P5"/>
      <text:p text:style-name="P6">On a joint aussi une feuille de style css <text:span text:style-name="T7">à notre page et le fichier des recettes. </text:span></text:p>
      <text:p text:style-name="P6"/>
      <text:p text:style-name="P7"/>
      <text:p text:style-name="P10">Ce projet nous à permis de distinguer la différence des bases de données relationnelles et non relationnelles. Dans la première partie on a construit <text:s/>la base en se basant sur le modèle entité relationnelles et ses contraintes. Dans la dernière partie on a construit notre base sans <text:s/>se fier du modèle relationnel en utilisant la structure XML. </text:p>
      <text:p text:style-name="P8"/>
      <text:p text:style-name="P9">Ce projet utilise aussi <text:span text:style-name="T8">plein de langages(sql, python, pl/sql,php,xml,html,css). <text:s/>Ce qui nous a permis de comprendre l’implémentation, la structuration <text:s/>et le fonctionnent <text:s/>d’une application de service Web. </text:span></text:p>
      <text:p text:style-name="P8"/>
      <text:p text:style-name="P5"/>
      <text:p text:style-name="P5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02:05:57.337067961</meta:creation-date>
    <dc:date>2020-02-14T15:29:32.834520418</dc:date>
    <meta:editing-duration>PT1H16M4S</meta:editing-duration>
    <meta:editing-cycles>14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04" meta:character-count="1370" meta:non-whitespace-character-count="1076"/>
  </office:meta>
</office:document-meta>
</file>